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3.9382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PLAN FOR put-entry 20150528</text:p>
          </table:table-cell>
          <table:covered-table-cell table:number-columns-repeated="6"/>
          <table:table-cell table:style-name="ce10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3" table:number-columns-repeated="4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Chain named "apitest20150522" exist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Create an entry</text:p>
          </table:table-cell>
          <table:table-cell table:style-name="ce5" office:value-type="string" calcext:value-type="string">
            <text:p>"put -e 1level1 -e 1level2 -c 34a271a5e8bef821b70f9c421c17371f37d5374864f2a9fff22081a67840dd5d"</text:p>
          </table:table-cell>
          <table:table-cell table:style-name="ce5" office:value-type="string" calcext:value-type="string">
            <text:p>Entry created in Chain named "apitest20150522" with:</text:p>
            <text:p>External ID 0 ="1level1"</text:p>
            <text:p>External ID 1 ="1level2"</text:p>
          </table:table-cell>
          <table:table-cell table:style-name="ce5" office:value-type="string" calcext:value-type="string">
            <text:p>"No command 'put' found, did you mean:</text:p>
            <text:p> Command 'dput' from package 'dput-ng' (universe)</text:p>
            <text:p> Command 'dput' from package 'dput' (main)</text:p>
            <text:p> Command 'pat' from package 'dist' (universe)</text:p>
            <text:p> Command 'tput' from package 'ncurses-bin' (main)</text:p>
            <text:p> Command 'puf' from package 'puf' (universe)</text:p>
            <text:p> Command 'ppt' from package 'bsdgames' (universe)</text:p>
            <text:p> Command 'cut' from package 'coreutils' (main)</text:p>
            <text:p> Command 'wput' from package 'wput' (universe)</text:p>
            <text:p> Command 'bput' from package 'ax25-tools' (universe)</text:p>
            <text:p>put: command not found"</text:p>
          </table:table-cell>
          <table:table-cell table:style-name="ce5" office:value-type="string" calcext:value-type="string">
            <text:p>put command doesn't yet exist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Supply data for entry from keyboard (stdin)</text:p>
          </table:table-cell>
          <table:table-cell table:style-name="ce5" office:value-type="string" calcext:value-type="string">
            <text:p>"1234567890abcdef"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"1234567890abcdef: command not found"</text:p>
          </table:table-cell>
          <table:table-cell table:style-name="ce5" office:value-type="string" calcext:value-type="string">
            <text:p>???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7"/>
          <table:covered-table-cell table:style-name="ce8"/>
          <table:table-cell table:style-name="ce9" table:formula="of:=SUM([.G6:.G6])" office:value-type="float" office:value="0" calcext:value-type="float">
            <text:p>0</text:p>
          </table:table-cell>
          <table:table-cell table:style-name="ce3" table:number-columns-repeated="18"/>
          <table:table-cell table:style-name="ce5"/>
          <table:table-cell table:number-columns-repeated="998"/>
        </table:table-row>
        <table:table-row table:style-name="ro1" table:number-rows-repeated="990">
          <table:table-cell table:style-name="ce5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16:47:29.648042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16:50:59.356764785</dc:date>
    <meta:generator>LibreOffice/4.2.7.2$Linux_x86 LibreOffice_project/420m0$Build-2</meta:generator>
    <meta:editing-duration>P0D</meta:editing-duration>
    <meta:editing-cycles>1</meta:editing-cycles>
    <meta:document-statistic meta:table-count="1" meta:cell-count="23" meta:object-count="0"/>
  </office:meta>
</office:document-meta>
</file>